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officeooo:paragraph-rsid="00137cd0" style:font-size-asian="44pt" style:font-size-complex="44pt"/>
    </style:style>
    <style:style style:name="P2" style:family="paragraph" style:parent-style-name="Standard">
      <style:paragraph-properties fo:text-align="center" style:justify-single-word="false"/>
      <style:text-properties fo:font-size="40pt" officeooo:paragraph-rsid="00137cd0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fo:font-size="32pt" officeooo:paragraph-rsid="00137cd0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fo:font-size="14pt" officeooo:paragraph-rsid="00137cd0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137cd0" officeooo:paragraph-rsid="00137cd0" style:font-size-asian="12.25pt" style:font-size-complex="14pt"/>
    </style:style>
    <style:style style:name="T1" style:family="text">
      <style:text-properties officeooo:rsid="00137cd0"/>
    </style:style>
    <style:style style:name="T2" style:family="text">
      <style:text-properties fo:font-size="24pt" officeooo:rsid="00137cd0" style:font-size-asian="21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/>
      <text:p text:style-name="P3"><text:span text:style-name="T1">Retail Opportunity Inference from Nearby Cities</text:span></text:p>
      <text:p text:style-name="P4"/>
      <text:p text:style-name="P5">IBM Data Science Professional Certificate Capstone Project</text:p>
      <text:p text:style-name="P5">Mitch Phillips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5-11T12:02:05.447506374</meta:creation-date>
    <dc:date>2021-05-11T12:05:50.636103390</dc:date>
    <meta:editing-duration>PT3M46S</meta:editing-duration>
    <meta:editing-cycles>1</meta:editing-cycles>
    <meta:document-statistic meta:table-count="0" meta:image-count="0" meta:object-count="0" meta:page-count="1" meta:paragraph-count="3" meta:word-count="15" meta:character-count="119" meta:non-whitespace-character-count="107"/>
    <meta:generator>LibreOffice/6.4.7.2$MacOSX_X86_64 LibreOffice_project/639b8ac485750d5696d7590a72ef1b496725cfb5</meta:generator>
  </office:meta>
</office:document-meta>
</file>